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6334.4895" calcext:value-type="float">
            <text:p>6334.4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6230.277" calcext:value-type="float">
            <text:p>6230.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6229.875" calcext:value-type="float">
            <text:p>6229.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6336.12383333333" calcext:value-type="float">
            <text:p>6336.1238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8520.38133333333" calcext:value-type="float">
            <text:p>8520.381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8299.63983333333" calcext:value-type="float">
            <text:p>8299.6398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7023.28066666667" calcext:value-type="float">
            <text:p>7023.280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8218.32566666667" calcext:value-type="float">
            <text:p>8218.325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8179.97583333333" calcext:value-type="float">
            <text:p>8179.9758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10332.9045" calcext:value-type="float">
            <text:p>10332.9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8032.73283333333" calcext:value-type="float">
            <text:p>8032.7328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13379.5206666667" calcext:value-type="float">
            <text:p>13379.520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7441.85366666667" calcext:value-type="float">
            <text:p>7441.853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7536.44166666667" calcext:value-type="float">
            <text:p>7536.441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7369.669" calcext:value-type="float">
            <text:p>7369.6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14915.8998333333" calcext:value-type="float">
            <text:p>14915.8998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6405.774" calcext:value-type="float">
            <text:p>6405.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6453.5485" calcext:value-type="float">
            <text:p>6453.54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6395.68083333333" calcext:value-type="float">
            <text:p>6395.6808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9099.72533333333" calcext:value-type="float">
            <text:p>9099.725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5144.98183333333" calcext:value-type="float">
            <text:p>5144.9818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5122.15316666667" calcext:value-type="float">
            <text:p>5122.1531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5011.90333333333" calcext:value-type="float">
            <text:p>5011.90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3001.703" calcext:value-type="float">
            <text:p>3001.7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2084.62783333333" calcext:value-type="float">
            <text:p>2084.6278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5546.36083333333" calcext:value-type="float">
            <text:p>5546.3608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1996.19033333333" calcext:value-type="float">
            <text:p>1996.190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1970.4185" calcext:value-type="float">
            <text:p>1970.41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1532.0945" calcext:value-type="float">
            <text:p>1532.09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1841.49966666667" calcext:value-type="float">
            <text:p>1841.49966666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2005.746" calcext:value-type="float">
            <text:p>2005.7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1008.195" calcext:value-type="float">
            <text:p>1008.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8:57:03.3209140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08:57:47.864132862</dc:date>
    <meta:editing-duration>PT9M53S</meta:editing-duration>
    <meta:editing-cycles>9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1.312cm" svg:y="0.379cm" svg:width="11.09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6334.4895">
                <text:p>6334.4895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6230.277">
                <text:p>6230.277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6229.875">
                <text:p>6229.875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6336.12383333333">
                <text:p>6336.12383333333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20.38133333333">
                <text:p>8520.38133333333</text:p>
              </table:table-cell>
              <table:table-cell office:value-type="float" office:value="8299.63983333333">
                <text:p>8299.63983333333</text:p>
              </table:table-cell>
              <table:table-cell office:value-type="float" office:value="7023.28066666667">
                <text:p>7023.28066666667</text:p>
              </table:table-cell>
              <table:table-cell office:value-type="float" office:value="8218.32566666667">
                <text:p>8218.325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179.97583333333">
                <text:p>8179.97583333333</text:p>
              </table:table-cell>
              <table:table-cell office:value-type="float" office:value="10332.9045">
                <text:p>10332.9045</text:p>
              </table:table-cell>
              <table:table-cell office:value-type="float" office:value="8032.73283333333">
                <text:p>8032.73283333333</text:p>
              </table:table-cell>
              <table:table-cell office:value-type="float" office:value="13379.5206666667">
                <text:p>13379.520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441.85366666667">
                <text:p>7441.85366666667</text:p>
              </table:table-cell>
              <table:table-cell office:value-type="float" office:value="7536.44166666667">
                <text:p>7536.44166666667</text:p>
              </table:table-cell>
              <table:table-cell office:value-type="float" office:value="7369.669">
                <text:p>7369.669</text:p>
              </table:table-cell>
              <table:table-cell office:value-type="float" office:value="14915.8998333333">
                <text:p>14915.8998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405.774">
                <text:p>6405.774</text:p>
              </table:table-cell>
              <table:table-cell office:value-type="float" office:value="6453.5485">
                <text:p>6453.5485</text:p>
              </table:table-cell>
              <table:table-cell office:value-type="float" office:value="6395.68083333333">
                <text:p>6395.68083333333</text:p>
              </table:table-cell>
              <table:table-cell office:value-type="float" office:value="9099.72533333333">
                <text:p>9099.725333333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144.98183333333">
                <text:p>5144.98183333333</text:p>
              </table:table-cell>
              <table:table-cell office:value-type="float" office:value="5122.15316666667">
                <text:p>5122.15316666667</text:p>
              </table:table-cell>
              <table:table-cell office:value-type="float" office:value="5011.90333333333">
                <text:p>5011.90333333333</text:p>
              </table:table-cell>
              <table:table-cell office:value-type="float" office:value="3001.703">
                <text:p>3001.70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084.62783333333">
                <text:p>2084.62783333333</text:p>
              </table:table-cell>
              <table:table-cell office:value-type="float" office:value="5546.36083333333">
                <text:p>5546.36083333333</text:p>
              </table:table-cell>
              <table:table-cell office:value-type="float" office:value="1996.19033333333">
                <text:p>1996.19033333333</text:p>
              </table:table-cell>
              <table:table-cell office:value-type="float" office:value="1970.4185">
                <text:p>1970.418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532.0945">
                <text:p>1532.0945</text:p>
              </table:table-cell>
              <table:table-cell office:value-type="float" office:value="1841.49966666667">
                <text:p>1841.49966666667</text:p>
              </table:table-cell>
              <table:table-cell office:value-type="float" office:value="2005.746">
                <text:p>2005.746</text:p>
              </table:table-cell>
              <table:table-cell office:value-type="float" office:value="1008.195">
                <text:p>1008.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1.312cm" svg:y="0.379cm" svg:width="11.09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6334.4895">
                <text:p>6334.4895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6230.277">
                <text:p>6230.277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6229.875">
                <text:p>6229.875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6336.12383333333">
                <text:p>6336.12383333333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20.38133333333">
                <text:p>8520.38133333333</text:p>
              </table:table-cell>
              <table:table-cell office:value-type="float" office:value="8299.63983333333">
                <text:p>8299.63983333333</text:p>
              </table:table-cell>
              <table:table-cell office:value-type="float" office:value="7023.28066666667">
                <text:p>7023.28066666667</text:p>
              </table:table-cell>
              <table:table-cell office:value-type="float" office:value="3">
                <text:p>3</text:p>
              </table:table-cell>
              <table:table-cell office:value-type="float" office:value="8218.32566666667">
                <text:p>8218.325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179.97583333333">
                <text:p>8179.97583333333</text:p>
              </table:table-cell>
              <table:table-cell office:value-type="float" office:value="10332.9045">
                <text:p>10332.9045</text:p>
              </table:table-cell>
              <table:table-cell office:value-type="float" office:value="8032.73283333333">
                <text:p>8032.73283333333</text:p>
              </table:table-cell>
              <table:table-cell office:value-type="float" office:value="6">
                <text:p>6</text:p>
              </table:table-cell>
              <table:table-cell office:value-type="float" office:value="13379.5206666667">
                <text:p>13379.520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441.85366666667">
                <text:p>7441.85366666667</text:p>
              </table:table-cell>
              <table:table-cell office:value-type="float" office:value="7536.44166666667">
                <text:p>7536.44166666667</text:p>
              </table:table-cell>
              <table:table-cell office:value-type="float" office:value="7369.669">
                <text:p>7369.669</text:p>
              </table:table-cell>
              <table:table-cell office:value-type="float" office:value="9">
                <text:p>9</text:p>
              </table:table-cell>
              <table:table-cell office:value-type="float" office:value="14915.8998333333">
                <text:p>14915.8998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